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5.943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 style:data-style-name="N80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4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Date</text:p>
          </table:table-cell>
          <table:table-cell table:style-name="ce13" office:value-type="string">
            <text:p>Comment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7">
            <text:p>17/10/20</text:p>
          </table:table-cell>
          <table:table-cell table:style-name="ce14" office:value-type="string">
            <text:p>Used Sorting (Simple approach)</text:p>
          </table:table-cell>
          <table:table-cell table:style-name="ce14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19">
            <text:p>19/10/20</text:p>
          </table:table-cell>
          <table:table-cell table:style-name="ce14" office:value-type="string">
            <text:p>One Pass took multiple retries</text:p>
          </table:table-cell>
          <table:table-cell table:style-name="ce14"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Y</text:p>
          </table:table-cell>
          <table:table-cell table:style-name="ce12" office:value-type="date" office:date-value="2020-10-20">
            <text:p>20/10/20</text:p>
          </table:table-cell>
          <table:table-cell table:style-name="ce14"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0"/>
          <table:table-cell table:style-name="ce14" table:number-columns-repeated="1019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1"/>
          <table:table-cell table:style-name="ce14" table:number-columns-repeated="1019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20/10/2020</text:date>, <text:time>18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0T18:52:31.05</dc:date>
    <dc:creator>Apoorv </dc:creator>
    <meta:generator>OpenOffice/4.1.7$Win32 OpenOffice.org_project/417m1$Build-9800</meta:generator>
    <meta:editing-duration>PT3H29M10S</meta:editing-duration>
    <meta:editing-cycles>13</meta:editing-cycles>
    <meta:document-statistic meta:table-count="1" meta:cell-count="1807" meta:object-count="0"/>
  </office:meta>
</office:document-meta>
</file>